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Arial Unicode MS1" svg:font-family="'Arial Unicode MS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16.15cm" style:page-number="auto" table:align="left" style:writing-mode="lr-tb"/>
    </style:style>
    <style:style style:name="Table1.A" style:family="table-column">
      <style:table-column-properties style:column-width="1.131cm"/>
    </style:style>
    <style:style style:name="Table1.B" style:family="table-column">
      <style:table-column-properties style:column-width="7.008cm"/>
    </style:style>
    <style:style style:name="Table1.C" style:family="table-column">
      <style:table-column-properties style:column-width="0.499cm"/>
    </style:style>
    <style:style style:name="Table1.D" style:family="table-column">
      <style:table-column-properties style:column-width="7.512cm"/>
    </style:style>
    <style:style style:name="Table1.1" style:family="table-row">
      <style:table-row-properties style:min-row-height="0.446cm" style:keep-together="false" fo:keep-together="always"/>
    </style:style>
    <style:style style:name="Table1.A1" style:family="table-cell">
      <style:table-cell-properties style:vertical-align="top" fo:padding-left="0.201cm" fo:padding-right="0.141cm" fo:padding-top="0.141cm" fo:padding-bottom="0.141cm" fo:border="none" style:writing-mode="lr-tb"/>
    </style:style>
    <style:style style:name="Table1.4" style:family="table-row">
      <style:table-row-properties style:min-row-height="1.575cm" style:keep-together="false" fo:keep-together="always"/>
    </style:style>
    <style:style style:name="Table1.A4" style:family="table-cell">
      <style:table-cell-properties style:vertical-align="top" fo:padding="0cm" fo:border="none" style:writing-mode="lr-tb"/>
    </style:style>
    <style:style style:name="Table1.5" style:family="table-row">
      <style:table-row-properties style:min-row-height="0.242cm" style:keep-together="false" fo:keep-together="always"/>
    </style:style>
    <style:style style:name="Table1.A5" style:family="table-cell">
      <style:table-cell-properties style:vertical-align="top" fo:padding="0.141cm" fo:border="none" style:writing-mode="lr-tb"/>
    </style:style>
    <style:style style:name="Table1.7" style:family="table-row">
      <style:table-row-properties style:min-row-height="3.127cm" style:keep-together="false" fo:keep-together="always"/>
    </style:style>
    <style:style style:name="Table1.10" style:family="table-row">
      <style:table-row-properties style:min-row-height="0.87cm" style:keep-together="false" fo:keep-together="always"/>
    </style:style>
    <style:style style:name="Table1.16" style:family="table-row">
      <style:table-row-properties style:min-row-height="1.716cm" style:keep-together="false" fo:keep-together="always"/>
    </style:style>
    <style:style style:name="Table1.21" style:family="table-row">
      <style:table-row-properties style:min-row-height="1.293cm" style:keep-together="false" fo:keep-together="always"/>
    </style:style>
    <style:style style:name="Table1.42" style:family="table-row">
      <style:table-row-properties style:min-row-height="0.547cm" style:keep-together="false" fo:keep-together="always"/>
    </style:style>
    <style:style style:name="Table1.B42" style:family="table-cell">
      <style:table-cell-properties style:vertical-align="top" fo:padding="0.141cm" fo:border-left="none" fo:border-right="none" fo:border-top="none" fo:border-bottom="0.018cm solid #000000" style:writing-mode="lr-tb"/>
    </style:style>
    <style:style style:name="Table1.B43" style:family="table-cell">
      <style:table-cell-properties style:vertical-align="top" fo:padding="0.141cm" fo:border-left="0.018cm solid #000000" fo:border-right="none" fo:border-top="0.018cm solid #000000" fo:border-bottom="0.018cm solid #000000" style:writing-mode="lr-tb"/>
    </style:style>
    <style:style style:name="Table1.D43" style:family="table-cell">
      <style:table-cell-properties style:vertical-align="top" fo:padding="0.141cm" fo:border="0.018cm solid #000000" style:writing-mode="lr-tb"/>
    </style:style>
    <style:style style:name="Table2" style:family="table">
      <style:table-properties style:width="14.737cm" table:align="margins" style:writing-mode="lr-tb"/>
    </style:style>
    <style:style style:name="Table2.A" style:family="table-column">
      <style:table-column-properties style:column-width="7.368cm" style:rel-column-width="32767*"/>
    </style:style>
    <style:style style:name="Table2.B" style:family="table-column">
      <style:table-column-properties style:column-width="7.37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Body">
      <style:paragraph-properties fo:orphans="0" fo:widows="0"/>
    </style:style>
    <style:style style:name="P4" style:family="paragraph" style:parent-style-name="Standard">
      <style:paragraph-properties style:snap-to-layout-grid="false"/>
      <style:text-properties fo:font-variant="normal" fo:text-transform="none" fo:color="#000000" style:text-outline="false" style:text-line-through-style="none" style:text-position="0% 100%" style:font-name="Calibri" fo:font-size="18pt" fo:letter-spacing="normal" fo:font-style="normal" style:text-underline-style="none" fo:font-weight="normal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top="0.141cm" fo:margin-bottom="0.423cm" fo:line-height="100%"/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cm" fo:margin-top="0.141cm" fo:margin-bottom="0.141cm" fo:line-height="100%" fo:text-indent="0cm" style:auto-text-indent="false"/>
      <style:text-properties style:font-name="Arial" fo:font-size="11pt" fo:language="de" fo:country="DE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cm" fo:margin-top="0.141cm" fo:margin-bottom="0.141cm" fo:line-height="100%" fo:text-align="end" style:justify-single-word="false" fo:text-indent="0cm" style:auto-text-indent="false"/>
      <style:text-properties style:font-name="Arial" fo:font-size="11pt" fo:language="de" fo:country="DE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cm" fo:margin-top="0.141cm" fo:margin-bottom="0.141cm" fo:line-height="100%" fo:text-indent="0cm" style:auto-text-indent="false"/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cm" fo:margin-top="0.141cm" fo:margin-bottom="0.141cm" fo:line-height="100%" fo:text-indent="0cm" style:auto-text-indent="false"/>
      <style:text-properties style:font-name="Arial" fo:font-size="11pt" fo:language="de" fo:country="DE" style:font-name-asian="Arial" style:font-size-asian="11pt" style:font-name-complex="Arial" style:font-size-complex="11pt"/>
    </style:style>
    <style:style style:name="P12" style:family="paragraph" style:parent-style-name="Standard">
      <style:paragraph-properties fo:margin-left="0cm" fo:margin-right="0cm" fo:margin-top="0.141cm" fo:margin-bottom="0.141cm" fo:line-height="100%" fo:text-indent="0cm" style:auto-text-indent="false" style:snap-to-layout-grid="false"/>
      <style:text-properties style:font-name="Arial" fo:font-size="11pt" fo:language="de" fo:country="DE" style:font-name-asian="Arial" style:font-size-asian="11pt" style:font-name-complex="Arial" style:font-size-complex="11pt"/>
    </style:style>
    <style:style style:name="P13" style:family="paragraph" style:parent-style-name="Standard">
      <style:paragraph-properties fo:margin-left="0cm" fo:margin-right="0cm" fo:margin-top="0.141cm" fo:margin-bottom="0.141cm" fo:line-height="100%" fo:text-indent="0cm" style:auto-text-indent="false" style:snap-to-layout-grid="false"/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/>
    </style:style>
    <style:style style:name="P14" style:family="paragraph" style:parent-style-name="Standard">
      <style:paragraph-properties fo:margin-left="0cm" fo:margin-right="0cm" fo:margin-top="0.141cm" fo:margin-bottom="0.141cm" fo:line-height="100%" fo:text-align="start" style:justify-single-word="false" fo:text-indent="0cm" style:auto-text-indent="false" style:writing-mode="lr-tb"/>
    </style:style>
    <style:style style:name="P15" style:family="paragraph" style:parent-style-name="Standard">
      <style:paragraph-properties fo:margin-left="0cm" fo:margin-right="0cm" fo:margin-top="0.141cm" fo:margin-bottom="0.141cm" fo:line-height="100%" fo:text-align="start" style:justify-single-word="false" fo:text-indent="0cm" style:auto-text-indent="false" style:writing-mode="lr-tb"/>
      <style:text-properties style:font-name="Arial" fo:font-size="11pt" fo:language="de" fo:country="DE" style:font-size-asian="11pt" style:font-name-complex="Arial" style:font-size-complex="11pt"/>
    </style:style>
    <style:style style:name="P16" style:family="paragraph" style:parent-style-name="Standard">
      <style:paragraph-properties fo:margin-left="0cm" fo:margin-right="0cm" fo:margin-top="0.141cm" fo:margin-bottom="0.141cm" fo:line-height="100%" fo:text-align="start" style:justify-single-word="false" fo:text-indent="0cm" style:auto-text-indent="false" style:writing-mode="lr-tb"/>
      <style:text-properties style:font-name="Arial" fo:font-size="11pt" fo:language="de" fo:country="DE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 fo:margin-left="0cm" fo:margin-right="0cm" fo:margin-top="0.141cm" fo:margin-bottom="0.141cm" fo:line-height="100%" fo:text-align="start" style:justify-single-word="false" fo:text-indent="0cm" style:auto-text-indent="false" style:writing-mode="lr-tb"/>
      <style:text-properties style:font-name="Arial" fo:font-size="11pt" fo:language="de" fo:country="DE" style:font-name-asian="Arial" style:font-size-asian="11pt" style:font-name-complex="Arial" style:font-size-complex="11pt"/>
    </style:style>
    <style:style style:name="P18" style:family="paragraph" style:parent-style-name="Standard">
      <style:paragraph-properties fo:margin-left="0cm" fo:margin-right="0cm" fo:margin-top="0.141cm" fo:margin-bottom="0.423cm" fo:line-height="100%" fo:text-indent="0cm" style:auto-text-indent="false"/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P19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T1" style:family="text">
      <style:text-properties style:font-name="Arial" fo:font-size="10pt" fo:language="de" fo:country="DE" style:font-size-asian="10pt" style:font-name-complex="Arial" style:font-size-complex="10pt"/>
    </style:style>
    <style:style style:name="T2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1pt" fo:language="de" fo:country="DE" fo:font-weight="normal" style:font-size-asian="11pt" style:font-weight-asian="normal" style:font-name-complex="Arial" style:font-size-complex="11pt" style:font-weight-complex="normal"/>
    </style:style>
    <style:style style:name="T4" style:family="text"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Text Box 2" form:control-implementation="ooo:com.sun.star.form.component.TextField" xml:id="control1" form:id="control1" form:max-length="50" form:current-value="PLZ ORT" form:value="PLZ ORT" form:data-field="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2" form:id="control2" form:max-length="50" form:current-value="STRASSE NR" form:value="STRASSE NR" form:data-field="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3" form:id="control3" form:max-length="50" form:current-value="VORNAME NAME" form:value="VORNAME NAME" form:data-field="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current-value="DATUM" form:value="DATU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19" svg:width="8.201cm" svg:height="0.576cm" svg:x="2.671cm" svg:y="8.2cm" draw:control="control1"/>
      <draw:control text:anchor-type="page" text:anchor-page-number="1" draw:z-index="1" draw:style-name="gr1" draw:text-style-name="P19" svg:width="8.201cm" svg:height="0.576cm" svg:x="2.671cm" svg:y="7.5cm" draw:control="control2"/>
      <draw:control text:anchor-type="page" text:anchor-page-number="1" draw:z-index="2" draw:style-name="gr1" draw:text-style-name="P19" svg:width="8.176cm" svg:height="0.576cm" svg:x="2.671cm" svg:y="6.8cm" draw:control="control3"/>
      <draw:control text:anchor-type="page" text:anchor-page-number="4" draw:z-index="3" draw:style-name="gr1" draw:text-style-name="P19" svg:width="3.322cm" svg:height="0.669cm" svg:x="5.375cm" svg:y="6.338cm" draw:control="control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>Vertrag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7">1. Vertragsparteien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8">Dr. D. Böhme, Lohstr. 11, CH- 8280 Kreuzlingen (genannt: Rechteinhaber)</text:p>
            <text:p text:style-name="P15">und:</text:p>
            <text:p text:style-name="P17"/>
            <text:p text:style-name="P17"/>
            <text:p text:style-name="P17"/>
            <text:p text:style-name="P17"/>
            <text:p text:style-name="P14"><text:span text:style-name="T3">Erwerber (genannt: Erwerber, die Bezeichnung ist geschlechtsneutral)</text:span><text:span text:style-name="T4"> 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4"/>
          </table:table-cell>
          <table:table-cell table:style-name="Table1.A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18">2. Vertragsgegenstand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5" office:value-type="string">
            <text:p text:style-name="P4"/>
          </table:table-cell>
          <table:table-cell table:style-name="Table1.A5" table:number-columns-spanned="3" office:value-type="string">
            <text:p text:style-name="P8">Erwerb und privates Nutzungsrecht einer Produktbezeichnung durch Erwerber, gemäss: </text:p>
            <text:p text:style-name="P1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0"><text:s/>Handelsklassen</text:p>
                </table:table-cell>
                <table:table-cell table:style-name="Table2.B1" office:value-type="string">
                  <text:p text:style-name="P10"><text:s/>(Register-) Nummer</text:p>
                </table:table-cell>
              </table:table-row>
              <table:table-row>
                <table:table-cell table:style-name="Table2.A2" office:value-type="string">
                  <text:p text:style-name="P8"><text:s/>DPMA Nizza 41, DPMA Nizza 42</text:p>
                  <text:p text:style-name="P8"><text:s/>EU Kl. 16, EU Kl. 41</text:p>
                </table:table-cell>
                <table:table-cell table:style-name="Table2.B2" office:value-type="string">
                  <text:p text:style-name="P8"><text:s/>302011049821</text:p>
                  <text:p text:style-name="P8"><text:s/>009399437</text:p>
                </table:table-cell>
              </table:table-row>
            </table:table>
            <text:p text:style-name="P8"/>
          </table:table-cell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18">3. Rechte von Erwerber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1)</text:p>
          </table:table-cell>
          <table:table-cell table:style-name="Table1.A5" table:number-columns-spanned="3" office:value-type="string">
            <text:p text:style-name="P8">Erwerber hat das Recht die zur Verfügung gestellte Rechte gemäss Punkt 2 zeitlich begrenzt gemäss Punkt 7.2 für den eigenen Gebrauch zu nutzen.</text:p>
          </table:table-cell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2)</text:p>
          </table:table-cell>
          <table:table-cell table:style-name="Table1.A5" table:number-columns-spanned="3" office:value-type="string">
            <text:p text:style-name="P8">Erwerber hat das recht auf angemessene, vertretbare und leistbare Hilfestellung im Zusammenhang mit dem Erwerb gemäss Punkt 2.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18">4. Pflichten von Erwerber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1)</text:p>
          </table:table-cell>
          <table:table-cell table:style-name="Table1.A5" table:number-columns-spanned="3" office:value-type="string">
            <text:p text:style-name="P8">Erwerber hat die Pflicht nach Zustandekommen des Vertrages den Rechteinhaber zu bezahlen.</text:p>
          </table:table-cell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9">2)</text:p>
          </table:table-cell>
          <table:table-cell table:style-name="Table1.A5" table:number-columns-spanned="3" office:value-type="string">
            <text:p text:style-name="P8">Erwerber darf die erworbenen Rechte gemäss Punkt 2 nicht weitergeben.</text:p>
          </table:table-cell>
          <table:covered-table-cell/>
          <table:covered-table-cell/>
        </table:table-row>
        <text:soft-page-break/>
        <table:table-row table:style-name="Table1.16">
          <table:table-cell table:style-name="Table1.A5" office:value-type="string">
            <text:p text:style-name="P9">3)</text:p>
          </table:table-cell>
          <table:table-cell table:style-name="Table1.A5" table:number-columns-spanned="3" office:value-type="string">
            <text:p text:style-name="P8">Erwerber hat einzureichende Unterlagen wahrheitsgemäss zur Verfügung zu stellen. Erworbenen Rechte gemäss Punkt 2 dürfen nicht genutzt werden, wenn die Angaben nicht Wahrheit entsprechen. Es gilt die Regelungen von Punkt 5.2 sowie Punkt 7.6.</text:p>
          </table:table-cell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4)</text:p>
          </table:table-cell>
          <table:table-cell table:style-name="Table1.A5" table:number-columns-spanned="3" office:value-type="string">
            <text:p text:style-name="P8">Erwerber darf die Nutzungsrechte nicht missbrauchen. Missbrauch liegt vor, wenn sie anders als in Punkt 3.1. definiert genutzt werden.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18">5. Rechte von Rechteinhaber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1)</text:p>
          </table:table-cell>
          <table:table-cell table:style-name="Table1.A5" table:number-columns-spanned="3" office:value-type="string">
            <text:p text:style-name="P8">Nach Zustandekommen des Vertrages hat der Rechteinhaber das Recht auf Bezahlung.</text:p>
          </table:table-cell>
          <table:covered-table-cell/>
          <table:covered-table-cell/>
        </table:table-row>
        <table:table-row table:style-name="Table1.21">
          <table:table-cell table:style-name="Table1.A5" office:value-type="string">
            <text:p text:style-name="P9">2)</text:p>
          </table:table-cell>
          <table:table-cell table:style-name="Table1.A5" table:number-columns-spanned="3" office:value-type="string">
            <text:p text:style-name="P8">Der Rechteinhaber hat das Recht, im Falle der Beendigung des Vertragsverhältnisses, aufgrund des Verschuldens des Erwerbers, sämtliche Gelder einzubehalten (dies gilt nicht für AGB- konforme Widerrufe).</text:p>
          </table:table-cell>
          <table:covered-table-cell/>
          <table:covered-table-cell/>
        </table:table-row>
        <table:table-row table:style-name="Table1.21">
          <table:table-cell table:style-name="Table1.A5" office:value-type="string">
            <text:p text:style-name="P9">3)</text:p>
          </table:table-cell>
          <table:table-cell table:style-name="Table1.A5" table:number-columns-spanned="3" office:value-type="string">
            <text:p text:style-name="P8">Rechteinhaber hat das Recht vom Erwerber in Anspruch genommene Hilfestellung einzustellen, wenn keine Klärung eines Sachverhalts möglich ist oder dies in keiner Weise vertretbar, leistbar oder angemessen wäre.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18">6. Pflichten von Rechteinhaber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1)</text:p>
          </table:table-cell>
          <table:table-cell table:style-name="Table1.A5" table:number-columns-spanned="3" office:value-type="string">
            <text:p text:style-name="P8">Rechteinhaber hat eingereichte Unterlagen auf Übereinstimmung mit den Anforderungen zu prüfen.</text:p>
          </table:table-cell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2)</text:p>
          </table:table-cell>
          <table:table-cell table:style-name="Table1.A5" table:number-columns-spanned="3" office:value-type="string">
            <text:p text:style-name="P8">Rechteinhaber hat eingereichte Unterlagen bei Nichtübereinstimmung mit den Anforderungen zu löschen.</text:p>
          </table:table-cell>
          <table:covered-table-cell/>
          <table:covered-table-cell/>
        </table:table-row>
        <table:table-row table:style-name="Table1.21">
          <table:table-cell table:style-name="Table1.A5" office:value-type="string">
            <text:p text:style-name="P9">3)</text:p>
          </table:table-cell>
          <table:table-cell table:style-name="Table1.A5" table:number-columns-spanned="3" office:value-type="string">
            <text:p text:style-name="P8">Rechteinhaber hat dem Erwerber Hilfestellung bei Nichtübereinstimmung von eingereichten Unterlagen mit den Anforderungen in angemessener und vertretbarer Weise zu leisten um den Sachverhalt zu klären, wenn der Erwerber das wünscht.</text:p>
          </table:table-cell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4)</text:p>
          </table:table-cell>
          <table:table-cell table:style-name="Table1.A5" table:number-columns-spanned="3" office:value-type="string">
            <text:p text:style-name="P8">Rechteinhaber verpflichtet sich Rechte gemäss Punkt 2 dem Erwerber mit Erwerb zur Verfügung zu stellen.</text:p>
          </table:table-cell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5)</text:p>
          </table:table-cell>
          <table:table-cell table:style-name="Table1.A5" table:number-columns-spanned="3" office:value-type="string">
            <text:p text:style-name="P8">Rechteinhaber verpflichtet sich eingereichte Unterlagen, welche mit den Anforderungen übereinstimmen, zu archivieren.</text:p>
          </table:table-cell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6)</text:p>
          </table:table-cell>
          <table:table-cell table:style-name="Table1.A5" table:number-columns-spanned="3" office:value-type="string">
            <text:p text:style-name="P8">Rechteinhaber verpflichtet sich eingereichte Unterlagen vertraulich zu behandeln und sie Dritten nicht zur Verfügung zu stellen.</text:p>
          </table:table-cell>
          <table:covered-table-cell/>
          <table:covered-table-cell/>
        </table:table-row>
        <table:table-row table:style-name="Table1.21">
          <table:table-cell table:style-name="Table1.A5" office:value-type="string">
            <text:p text:style-name="P9">7)</text:p>
          </table:table-cell>
          <table:table-cell table:style-name="Table1.A5" table:number-columns-spanned="3" office:value-type="string">
            <text:p text:style-name="P8">Rechteinhaber verpflichtet sich den rechtmässigen Erwerb der Rechte gemäss Punkt 2 der Öffentlichkeit in geeigneter Weise mittels Vorgangsnummer anonym verfügbar zu machen (in der Regel im System: Comgrad).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5" table:number-columns-spanned="4" office:value-type="string">
            <text:p text:style-name="P18">7. Vertragsdauer und Vertragskündigung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9">1)</text:p>
          </table:table-cell>
          <table:table-cell table:style-name="Table1.A5" table:number-columns-spanned="3" office:value-type="string">
            <text:p text:style-name="P8">Der Vertrag erlangt Gültigkeit mit Zustimmung des Erwerbers.</text:p>
          </table:table-cell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9">2)</text:p>
          </table:table-cell>
          <table:table-cell table:style-name="Table1.A5" table:number-columns-spanned="3" office:value-type="string">
            <text:p text:style-name="P8">Der Vertrag ist gültig bis zum Ableben des Erwerbers.</text:p>
          </table:table-cell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3)</text:p>
          </table:table-cell>
          <table:table-cell table:style-name="Table1.A5" table:number-columns-spanned="3" office:value-type="string">
            <text:p text:style-name="P8">Wird der Vertrag von einem Vertragspartner verletzt, so hat die jeweils andere Seite das sofortige Kündigungsrecht.</text:p>
          </table:table-cell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4)</text:p>
          </table:table-cell>
          <table:table-cell table:style-name="Table1.A5" table:number-columns-spanned="3" office:value-type="string">
            <text:p text:style-name="P8">Eine Kündigung bedarf der Schriftform. Es gelten die im elektronischen System hinterlegten Kontaktdaten.</text:p>
          </table:table-cell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5)</text:p>
          </table:table-cell>
          <table:table-cell table:style-name="Table1.A5" table:number-columns-spanned="3" office:value-type="string">
            <text:p text:style-name="P8">Eine Vertragsauflösung nach Zustandekommen des Vertrages ist nicht möglich, es sei denn Punkt 7.3 trifft zu.</text:p>
          </table:table-cell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6)</text:p>
          </table:table-cell>
          <table:table-cell table:style-name="Table1.A5" table:number-columns-spanned="3" office:value-type="string">
            <text:p text:style-name="P8">Nach Vertragsauflösung ist es dem Erwerber nicht mehr gestattet, Rechte, gemäss diesem Vertrag, zu nutzen.</text:p>
          </table:table-cell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18">8. Entgelte</text:p>
          </table:table-cell>
          <table:covered-table-cell/>
          <table:covered-table-cell/>
          <table:covered-table-cell/>
        </table:table-row>
        <table:table-row table:style-name="Table1.42">
          <table:table-cell table:style-name="Table1.A5" office:value-type="string">
            <text:p text:style-name="P4"/>
          </table:table-cell>
          <table:table-cell table:style-name="Table1.B42" table:number-columns-spanned="3" office:value-type="string">
            <text:p text:style-name="P8">Der Erwerber erwirbt Rechte gemäss Punkt 2 zu folgenden Konditionen: </text:p>
          </table:table-cell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4"/>
          </table:table-cell>
          <table:table-cell table:style-name="Table1.B43" table:number-columns-spanned="2" office:value-type="string">
            <text:p text:style-name="P10">Erweiterung</text:p>
          </table:table-cell>
          <table:covered-table-cell/>
          <table:table-cell table:style-name="Table1.D43" office:value-type="string">
            <text:p text:style-name="P10">Kosten</text:p>
          </table:table-cell>
        </table:table-row>
        <table:table-row table:style-name="Table1.1">
          <table:table-cell table:style-name="Table1.A5" office:value-type="string">
            <text:p text:style-name="P4"/>
          </table:table-cell>
          <table:table-cell table:style-name="Table1.B43" table:number-columns-spanned="2" office:value-type="string">
            <text:p text:style-name="P8">„disc.“</text:p>
          </table:table-cell>
          <table:covered-table-cell/>
          <table:table-cell table:style-name="Table1.D43" office:value-type="string">
            <text:p text:style-name="P8">1.000 € (Euro)</text:p>
          </table:table-cell>
        </table:table-row>
        <table:table-row table:style-name="Table1.1">
          <table:table-cell table:style-name="Table1.A5" office:value-type="string">
            <text:p text:style-name="P4"/>
          </table:table-cell>
          <table:table-cell table:style-name="Table1.B43" table:number-columns-spanned="2" office:value-type="string">
            <text:p text:style-name="P8">keine Erweiterung, „rer.“, „sc.“</text:p>
          </table:table-cell>
          <table:covered-table-cell/>
          <table:table-cell table:style-name="Table1.D43" office:value-type="string">
            <text:p text:style-name="P8">5.000 € (Euro)</text:p>
          </table:table-cell>
        </table:table-row>
        <table:table-row table:style-name="Table1.1">
          <table:table-cell table:style-name="Table1.A5" office:value-type="string">
            <text:p text:style-name="P4"/>
          </table:table-cell>
          <table:table-cell table:style-name="Table1.B43" table:number-columns-spanned="2" office:value-type="string">
            <text:p text:style-name="P8">habil.</text:p>
          </table:table-cell>
          <table:covered-table-cell/>
          <table:table-cell table:style-name="Table1.D43" office:value-type="string">
            <text:p text:style-name="P8">10.000 € (Euro)</text:p>
          </table:table-cell>
        </table:table-row>
        <table:table-row table:style-name="Table1.1">
          <table:table-cell table:style-name="Table1.A5" table:number-columns-spanned="4" office:value-type="string">
            <text:p text:style-name="P18">9. Schlussbestimmungen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1)</text:p>
          </table:table-cell>
          <table:table-cell table:style-name="Table1.A5" table:number-columns-spanned="3" office:value-type="string">
            <text:p text:style-name="P8">Gerichtsstand für sämtliche Rechtsstreitigkeiten im Zusammenhang mit diesem Vertrag ist Konstanz am Bodensee. Es gilt ausschliesslich deutsches Recht.</text:p>
          </table:table-cell>
          <table:covered-table-cell/>
          <table:covered-table-cell/>
        </table:table-row>
        <table:table-row table:style-name="Table1.21">
          <table:table-cell table:style-name="Table1.A5" office:value-type="string">
            <text:p text:style-name="P9">2)</text:p>
          </table:table-cell>
          <table:table-cell table:style-name="Table1.A5" table:number-columns-spanned="3" office:value-type="string">
            <text:p text:style-name="P8">Beide Parteien verpflichten sich bezüglich sämtlicher Daten, Gegenstände und Hintergründe in Zusammenhang mit diesem Vertrag gegenüber Dritten zur Verschwiegenheit. </text:p>
          </table:table-cell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9">3)</text:p>
          </table:table-cell>
          <table:table-cell table:style-name="Table1.A5" table:number-columns-spanned="3" office:value-type="string">
            <text:p text:style-name="P8">Die Datenschutzbestimmungen gelten nach Vertragsauflösung unbegrenzt fort.</text:p>
          </table:table-cell>
          <table:covered-table-cell/>
          <table:covered-table-cell/>
        </table:table-row>
        <table:table-row table:style-name="Table1.21">
          <table:table-cell table:style-name="Table1.A5" office:value-type="string">
            <text:p text:style-name="P9">4)</text:p>
          </table:table-cell>
          <table:table-cell table:style-name="Table1.A5" table:number-columns-spanned="3" office:value-type="string">
            <text:p text:style-name="P8">Sollten einzelne Bestimmungen dieses Vertrages gegen geltendes Recht verstossen, so führt dies nicht zur Ungültigkeit des ganzen Vertrages, sondern lediglich zur Ungültigkeit der rechtswidrigen Bestimmung.</text:p>
          </table:table-cell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9">5)</text:p>
          </table:table-cell>
          <table:table-cell table:style-name="Table1.A5" table:number-columns-spanned="3" office:value-type="string">
            <text:p text:style-name="P8">Geschlossene Verträge sind nicht änderbar.</text:p>
          </table:table-cell>
          <table:covered-table-cell/>
          <table:covered-table-cell/>
        </table:table-row>
        <text:soft-page-break/>
        <table:table-row table:style-name="Table1.10">
          <table:table-cell table:style-name="Table1.A5" office:value-type="string">
            <text:p text:style-name="P9">6)</text:p>
          </table:table-cell>
          <table:table-cell table:style-name="Table1.A5" table:number-columns-spanned="3" office:value-type="string">
            <text:p text:style-name="P8">Ausbleibende Zahlungen ziehen eine Vertragsauflösung nach sich. Es gelten die Regelungen von Punkt 5.2. und Punkt 7.6.</text:p>
          </table:table-cell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9">7)</text:p>
          </table:table-cell>
          <table:table-cell table:style-name="Table1.A5" table:number-columns-spanned="3" office:value-type="string">
            <text:p text:style-name="P8">Ansprüche des Rechteinhabers auf nicht geleistete bzw. noch ausstehende Beträge bleiben auch nach Vertragsauflösung erhalten. </text:p>
          </table:table-cell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8">Konstanz, den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5" table:number-columns-spanned="2" office:value-type="string">
            <text:p text:style-name="P13"/>
            <text:p text:style-name="P16">Rechteinhaber</text:p>
          </table:table-cell>
          <table:covered-table-cell/>
          <table:table-cell table:style-name="Table1.A5" table:number-columns-spanned="2" office:value-type="string">
            <text:p text:style-name="P12"/>
            <text:p text:style-name="P15">Erwerber</text:p>
          </table:table-cell>
          <table:covered-table-cell/>
        </table:table-row>
      </table:table>
      <text:p text:style-name="P3"/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Arial Unicode MS1" svg:font-family="'Arial Unicode MS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06cm" fo:margin-right="0cm" fo:margin-top="0.106cm" fo:margin-bottom="0.106cm" fo:line-height="0.564cm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rial Unicode MS1" style:font-size-asian="12pt" style:font-style-asian="normal" style:font-weight-asian="normal" style:font-name-complex="Arial Unicode MS1" style:font-size-complex="12pt" style:language-complex="ar" style:country-complex="SA" style:font-style-complex="normal" style:font-weight-complex="normal" style:text-emphasize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>
      <style:paragraph-properties fo:margin="100%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fo:hyphenate="true" fo:hyphenation-remain-char-count="2" fo:hyphenation-push-char-count="2"/>
    </style:style>
    <style:style style:name="footer" style:family="paragraph">
      <style:paragraph-properties fo:margin="100%" fo:margin-left="0.06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>
      <style:paragraph-properties fo:margin="100%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1pt" fo:letter-spacing="normal" fo:font-style="normal" style:text-underline-style="none" fo:font-weight="normal" style:letter-kerning="true" style:font-name-asian="Helvetica" style:font-size-asian="11pt" style:font-style-asian="normal" style:font-weight-asian="normal" style:font-name-complex="Helvetica" style:font-size-complex="11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fo:language="de" fo:country="DE" style:font-size-asian="10pt" style:font-name-complex="Arial" style:font-size-complex="10pt"/>
    </style:style>
    <style:style style:name="MT2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page-layout style:name="Mpm1">
      <style:page-layout-properties fo:page-width="21.001cm" fo:page-height="29.7cm" style:num-format="1" style:print-orientation="landscape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02cm" fo:margin-left="0cm" fo:margin-right="0cm" fo:margin-bottom="0.903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.251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eite </text:span><text:span text:style-name="MT2"><text:page-number text:select-page="current"/></text:span><text:span text:style-name="MT1"> von </text:span><text:span text:style-name="MT2"><text:page-count style:num-format="1"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8-14T18:07:42</dc:date>
    <dc:creator>Mirko Kämpf</dc:creator>
    <meta:generator>OpenOffice/4.1.0$Unix OpenOffice.org_project/410m18$Build-9764</meta:generator>
    <meta:editing-duration>PT18M50S</meta:editing-duration>
    <meta:editing-cycles>5</meta:editing-cycles>
    <meta:document-statistic meta:table-count="2" meta:image-count="0" meta:object-count="0" meta:page-count="4" meta:paragraph-count="92" meta:word-count="624" meta:character-count="4536"/>
  </office:meta>
</office:document-meta>
</file>